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officeooo:rsid="000ef198" officeooo:paragraph-rsid="000ef198"/>
    </style:style>
    <style:style style:name="P2" style:family="paragraph" style:parent-style-name="Preformatted_20_Text">
      <style:paragraph-properties fo:text-align="start" style:justify-single-word="false"/>
      <style:text-properties officeooo:rsid="000fc221" officeooo:paragraph-rsid="000fc221"/>
    </style:style>
    <style:style style:name="P3" style:family="paragraph" style:parent-style-name="Preformatted_20_Text">
      <style:paragraph-properties fo:text-align="start" style:justify-single-word="false"/>
      <style:text-properties officeooo:rsid="00106242" officeooo:paragraph-rsid="00106242"/>
    </style:style>
    <style:style style:name="P4" style:family="paragraph" style:parent-style-name="Preformatted_20_Text">
      <style:paragraph-properties fo:text-align="center" style:justify-single-word="false"/>
      <style:text-properties officeooo:rsid="000fc221" officeooo:paragraph-rsid="000ee134"/>
    </style:style>
    <style:style style:name="P5" style:family="paragraph" style:parent-style-name="Preformatted_20_Text">
      <style:paragraph-properties fo:text-align="center" style:justify-single-word="false"/>
      <style:text-properties officeooo:rsid="000ee134" officeooo:paragraph-rsid="000ee134"/>
    </style:style>
    <style:style style:name="P6" style:family="paragraph" style:parent-style-name="Preformatted_20_Text">
      <style:paragraph-properties fo:text-align="center" style:justify-single-word="false"/>
      <style:text-properties officeooo:rsid="00134926" officeooo:paragraph-rsid="00134926"/>
    </style:style>
    <style:style style:name="P7" style:family="paragraph" style:parent-style-name="Preformatted_20_Text">
      <style:paragraph-properties fo:text-align="start" style:justify-single-word="false"/>
      <style:text-properties officeooo:rsid="00134926" officeooo:paragraph-rsid="00134926"/>
    </style:style>
    <style:style style:name="P8" style:family="paragraph" style:parent-style-name="Preformatted_20_Text">
      <style:paragraph-properties fo:text-align="start" style:justify-single-word="false"/>
      <style:text-properties officeooo:rsid="0011f32f" officeooo:paragraph-rsid="0011f32f"/>
    </style:style>
    <style:style style:name="T1" style:family="text">
      <style:text-properties officeooo:rsid="0011cc01"/>
    </style:style>
    <style:style style:name="T2" style:family="text">
      <style:text-properties officeooo:rsid="0011f32f"/>
    </style:style>
    <style:style style:name="T3" style:family="text">
      <style:text-properties officeooo:rsid="001335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TP2</text:p>
      <text:p text:style-name="P6">Clément Hue</text:p>
      <text:p text:style-name="P4"/>
      <text:p text:style-name="P2"/>
      <text:p text:style-name="P3">2) L’option d’optimisation -03 permet d’améliorer les performance en passant de 1m à <text:span text:style-name="T2">17</text:span>s, <text:span text:style-name="T1">soit une amélioration de 70 %.</text:span></text:p>
      <text:p text:style-name="P3"/>
      <text:p text:style-name="P8">3) Il est utile d’optimiser le code pour un seul cœur, car une partie du programme ne peut être parallélis<text:span text:style-name="T3">é.</text:span></text:p>
      <text:p text:style-name="P8"/>
      <text:p text:style-name="P7">4) Le code a été modifié dans le fichier MandelbrotOpenMP.cxx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21:33:08.079436318</dc:date>
    <meta:editing-duration>PT8M29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1" meta:paragraph-count="5" meta:word-count="53" meta:character-count="303" meta:non-whitespace-character-count="255"/>
  </office:meta>
</office:document-meta>
</file>